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4e102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aw:fill-color="#4e102d"/>
    </style:style>
    <style:style style:name="gr3" style:family="graphic" style:parent-style-name="standard">
      <style:graphic-properties draw:stroke="none" draw:fill-color="#4e102d" dr3d:vertical-segments="16" dr3d:close-front="true" dr3d:close-back="true"/>
    </style:style>
  </office:automatic-styles>
  <office:body>
    <office:drawing>
      <draw:page draw:name="page1" draw:style-name="dp1" draw:master-page-name="Standard">
        <dr3d:scene draw:style-name="gr1" svg:width="7.143cm" svg:height="7.652cm" svg:x="9.607cm" svg:y="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1" svg:width="7.143cm" svg:height="7.652cm" svg:x="4.25cm" svg:y="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1" svg:width="10.714cm" svg:height="18.174cm" svg:x="5.143cm" svg:y="7.82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3d:scene draw:style-name="gr1" svg:width="7.144cm" svg:height="7.652cm" svg:x="6.928cm" svg:y="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17:43:56.793000000</meta:creation-date>
    <dc:date>2023-10-16T19:43:25.658000000</dc:date>
    <meta:editing-duration>PT2M29S</meta:editing-duration>
    <meta:editing-cycles>2</meta:editing-cycles>
    <meta:generator>LibreOffice/7.3.4.2$Windows_X86_64 LibreOffice_project/728fec16bd5f605073805c3c9e7c4212a0120dc5</meta:generator>
    <meta:document-statistic meta:object-count="8"/>
  </office:meta>
</office:document-meta>
</file>